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3.179cm"/>
    </style:style>
    <style:style style:name="Table1.E" style:family="table-column">
      <style:table-column-properties style:column-width="3.18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D2" style:family="table-cell">
      <style:table-cell-properties fo:padding-left="0.191cm" fo:padding-right="0.191cm" fo:padding-top="0cm" fo:padding-bottom="0cm" fo:border="0.5pt solid #000000"/>
    </style:style>
    <style:style style:name="Table1.E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padding-left="0.191cm" fo:padding-right="0.191cm" fo:padding-top="0cm" fo:padding-bottom="0cm" fo:border="0.5pt solid #000000"/>
    </style:style>
    <style:style style:name="Table1.E3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E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D5" style:family="table-cell">
      <style:table-cell-properties fo:padding-left="0.191cm" fo:padding-right="0.191cm" fo:padding-top="0cm" fo:padding-bottom="0cm" fo:border="0.5pt solid #000000"/>
    </style:style>
    <style:style style:name="Table1.E5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01cm" fo:margin-left="0cm" fo:margin-top="0cm" fo:margin-bottom="0cm" table:align="left" style:writing-mode="lr-tb"/>
    </style:style>
    <style:style style:name="Table2.A" style:family="table-column">
      <style:table-column-properties style:column-width="3.179cm"/>
    </style:style>
    <style:style style:name="Table2.E" style:family="table-column">
      <style:table-column-properties style:column-width="3.1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C2" style:family="table-cell">
      <style:table-cell-properties fo:padding-left="0.191cm" fo:padding-right="0.191cm" fo:padding-top="0cm" fo:padding-bottom="0cm" fo:border="0.5pt solid #000000"/>
    </style:style>
    <style:style style:name="Table2.D2" style:family="table-cell">
      <style:table-cell-properties fo:padding-left="0.191cm" fo:padding-right="0.191cm" fo:padding-top="0cm" fo:padding-bottom="0cm" fo:border="0.5pt solid #000000"/>
    </style:style>
    <style:style style:name="Table2.E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C3" style:family="table-cell">
      <style:table-cell-properties fo:padding-left="0.191cm" fo:padding-right="0.191cm" fo:padding-top="0cm" fo:padding-bottom="0cm" fo:border="0.5pt solid #000000"/>
    </style:style>
    <style:style style:name="Table2.D3" style:family="table-cell">
      <style:table-cell-properties fo:padding-left="0.191cm" fo:padding-right="0.191cm" fo:padding-top="0cm" fo:padding-bottom="0cm" fo:border="0.5pt solid #000000"/>
    </style:style>
    <style:style style:name="Table2.E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C4" style:family="table-cell">
      <style:table-cell-properties fo:padding-left="0.191cm" fo:padding-right="0.191cm" fo:padding-top="0cm" fo:padding-bottom="0cm" fo:border="0.5pt solid #000000"/>
    </style:style>
    <style:style style:name="Table2.D4" style:family="table-cell">
      <style:table-cell-properties fo:padding-left="0.191cm" fo:padding-right="0.191cm" fo:padding-top="0cm" fo:padding-bottom="0cm" fo:border="0.5pt solid #000000"/>
    </style:style>
    <style:style style:name="Table2.E4" style:family="table-cell">
      <style:table-cell-properties fo:padding-left="0.191cm" fo:padding-right="0.191cm" fo:padding-top="0cm" fo:padding-bottom="0cm" fo:border="0.5pt solid #000000"/>
    </style:style>
    <style:style style:name="Table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5.901cm" fo:margin-left="0cm" fo:margin-top="0cm" fo:margin-bottom="0cm" table:align="left" style:writing-mode="lr-tb"/>
    </style:style>
    <style:style style:name="Table3.A" style:family="table-column">
      <style:table-column-properties style:column-width="3.179cm"/>
    </style:style>
    <style:style style:name="Table3.E" style:family="table-column">
      <style:table-column-properties style:column-width="3.18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5pt solid #000000"/>
    </style:style>
    <style:style style:name="Table3.B2" style:family="table-cell">
      <style:table-cell-properties fo:padding-left="0.191cm" fo:padding-right="0.191cm" fo:padding-top="0cm" fo:padding-bottom="0cm" fo:border="0.5pt solid #000000"/>
    </style:style>
    <style:style style:name="Table3.C2" style:family="table-cell">
      <style:table-cell-properties fo:padding-left="0.191cm" fo:padding-right="0.191cm" fo:padding-top="0cm" fo:padding-bottom="0cm" fo:border="0.5pt solid #000000"/>
    </style:style>
    <style:style style:name="Table3.D2" style:family="table-cell">
      <style:table-cell-properties fo:padding-left="0.191cm" fo:padding-right="0.191cm" fo:padding-top="0cm" fo:padding-bottom="0cm" fo:border="0.5pt solid #000000"/>
    </style:style>
    <style:style style:name="Table3.E2" style:family="table-cell">
      <style:table-cell-properties fo:padding-left="0.191cm" fo:padding-right="0.191cm" fo:padding-top="0cm" fo:padding-bottom="0cm" fo:border="0.5pt solid #000000"/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le3.E3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="0.5pt solid #000000"/>
    </style:style>
    <style:style style:name="Table3.B4" style:family="table-cell">
      <style:table-cell-properties fo:padding-left="0.191cm" fo:padding-right="0.191cm" fo:padding-top="0cm" fo:padding-bottom="0cm" fo:border="0.5pt solid #000000"/>
    </style:style>
    <style:style style:name="Table3.C4" style:family="table-cell">
      <style:table-cell-properties fo:padding-left="0.191cm" fo:padding-right="0.191cm" fo:padding-top="0cm" fo:padding-bottom="0cm" fo:border="0.5pt solid #000000"/>
    </style:style>
    <style:style style:name="Table3.D4" style:family="table-cell">
      <style:table-cell-properties fo:padding-left="0.191cm" fo:padding-right="0.191cm" fo:padding-top="0cm" fo:padding-bottom="0cm" fo:border="0.5pt solid #000000"/>
    </style:style>
    <style:style style:name="Table3.E4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01cm" fo:margin-left="0cm" fo:margin-top="0cm" fo:margin-bottom="0cm" table:align="left" style:writing-mode="lr-tb"/>
    </style:style>
    <style:style style:name="Table4.A" style:family="table-column">
      <style:table-column-properties style:column-width="3.179cm"/>
    </style:style>
    <style:style style:name="Table4.E" style:family="table-column">
      <style:table-column-properties style:column-width="3.18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5pt solid #000000"/>
    </style:style>
    <style:style style:name="Table4.B2" style:family="table-cell">
      <style:table-cell-properties fo:padding-left="0.191cm" fo:padding-right="0.191cm" fo:padding-top="0cm" fo:padding-bottom="0cm" fo:border="0.5pt solid #000000"/>
    </style:style>
    <style:style style:name="Table4.C2" style:family="table-cell">
      <style:table-cell-properties fo:padding-left="0.191cm" fo:padding-right="0.191cm" fo:padding-top="0cm" fo:padding-bottom="0cm" fo:border="0.5pt solid #000000"/>
    </style:style>
    <style:style style:name="Table4.D2" style:family="table-cell">
      <style:table-cell-properties fo:padding-left="0.191cm" fo:padding-right="0.191cm" fo:padding-top="0cm" fo:padding-bottom="0cm" fo:border="0.5pt solid #000000"/>
    </style:style>
    <style:style style:name="Table4.E2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5.901cm" fo:margin-left="0cm" fo:margin-top="0cm" fo:margin-bottom="0cm" table:align="left" style:writing-mode="lr-tb"/>
    </style:style>
    <style:style style:name="Table5.A" style:family="table-column">
      <style:table-column-properties style:column-width="3.179cm"/>
    </style:style>
    <style:style style:name="Table5.E" style:family="table-column">
      <style:table-column-properties style:column-width="3.187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5pt solid #000000"/>
    </style:style>
    <style:style style:name="Table5.B2" style:family="table-cell">
      <style:table-cell-properties fo:padding-left="0.191cm" fo:padding-right="0.191cm" fo:padding-top="0cm" fo:padding-bottom="0cm" fo:border="0.5pt solid #000000"/>
    </style:style>
    <style:style style:name="Table5.C2" style:family="table-cell">
      <style:table-cell-properties fo:padding-left="0.191cm" fo:padding-right="0.191cm" fo:padding-top="0cm" fo:padding-bottom="0cm" fo:border="0.5pt solid #000000"/>
    </style:style>
    <style:style style:name="Table5.D2" style:family="table-cell">
      <style:table-cell-properties fo:padding-left="0.191cm" fo:padding-right="0.191cm" fo:padding-top="0cm" fo:padding-bottom="0cm" fo:border="0.5pt solid #000000"/>
    </style:style>
    <style:style style:name="Table5.E2" style:family="table-cell">
      <style:table-cell-properties fo:padding-left="0.191cm" fo:padding-right="0.191cm" fo:padding-top="0cm" fo:padding-bottom="0cm" fo:border="0.5pt solid #000000"/>
    </style:style>
    <style:style style:name="Table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E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6" style:family="table">
      <style:table-properties style:width="15.901cm" fo:margin-left="0cm" fo:margin-top="0cm" fo:margin-bottom="0cm" table:align="left" style:writing-mode="lr-tb"/>
    </style:style>
    <style:style style:name="Table6.A" style:family="table-column">
      <style:table-column-properties style:column-width="3.179cm"/>
    </style:style>
    <style:style style:name="Table6.E" style:family="table-column">
      <style:table-column-properties style:column-width="3.187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5pt solid #000000"/>
    </style:style>
    <style:style style:name="Table6.B2" style:family="table-cell">
      <style:table-cell-properties fo:padding-left="0.191cm" fo:padding-right="0.191cm" fo:padding-top="0cm" fo:padding-bottom="0cm" fo:border="0.5pt solid #000000"/>
    </style:style>
    <style:style style:name="Table6.C2" style:family="table-cell">
      <style:table-cell-properties fo:padding-left="0.191cm" fo:padding-right="0.191cm" fo:padding-top="0cm" fo:padding-bottom="0cm" fo:border="0.5pt solid #000000"/>
    </style:style>
    <style:style style:name="Table6.D2" style:family="table-cell">
      <style:table-cell-properties fo:padding-left="0.191cm" fo:padding-right="0.191cm" fo:padding-top="0cm" fo:padding-bottom="0cm" fo:border="0.5pt solid #000000"/>
    </style:style>
    <style:style style:name="Table6.E2" style:family="table-cell">
      <style:table-cell-properties fo:padding-left="0.191cm" fo:padding-right="0.191cm" fo:padding-top="0cm" fo:padding-bottom="0cm" fo:border="0.5pt solid #000000"/>
    </style:style>
    <style:style style:name="Table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6.E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" style:family="table">
      <style:table-properties style:width="15.901cm" fo:margin-left="0cm" fo:margin-top="0cm" fo:margin-bottom="0cm" table:align="left" style:writing-mode="lr-tb"/>
    </style:style>
    <style:style style:name="Table7.A" style:family="table-column">
      <style:table-column-properties style:column-width="3.179cm"/>
    </style:style>
    <style:style style:name="Table7.E" style:family="table-column">
      <style:table-column-properties style:column-width="3.187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="0.5pt solid #000000"/>
    </style:style>
    <style:style style:name="Table7.B2" style:family="table-cell">
      <style:table-cell-properties fo:padding-left="0.191cm" fo:padding-right="0.191cm" fo:padding-top="0cm" fo:padding-bottom="0cm" fo:border="0.5pt solid #000000"/>
    </style:style>
    <style:style style:name="Table7.C2" style:family="table-cell">
      <style:table-cell-properties fo:padding-left="0.191cm" fo:padding-right="0.191cm" fo:padding-top="0cm" fo:padding-bottom="0cm" fo:border="0.5pt solid #000000"/>
    </style:style>
    <style:style style:name="Table7.D2" style:family="table-cell">
      <style:table-cell-properties fo:padding-left="0.191cm" fo:padding-right="0.191cm" fo:padding-top="0cm" fo:padding-bottom="0cm" fo:border="0.5pt solid #000000"/>
    </style:style>
    <style:style style:name="Table7.E2" style:family="table-cell">
      <style:table-cell-properties fo:padding-left="0.191cm" fo:padding-right="0.191cm" fo:padding-top="0cm" fo:padding-bottom="0cm" fo:border="0.5pt solid #000000"/>
    </style:style>
    <style:style style:name="Table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.E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" officeooo:paragraph-rsid="0006c546"/>
    </style:style>
    <style:style style:name="P2" style:family="paragraph" style:parent-style-name="Standard">
      <style:text-properties style:font-name="Calibri" fo:font-size="10pt" fo:font-weight="bold" officeooo:paragraph-rsid="0006c546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06c546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09b1f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47b44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b08a6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f627b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22c155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285dc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287f2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alibri" officeooo:rsid="000f9dd7" officeooo:paragraph-rsid="000f9dd7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alibri" officeooo:rsid="000f9dd7" officeooo:paragraph-rsid="00287f2f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alibri" officeooo:rsid="00177e25" officeooo:paragraph-rsid="0018b2b9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alibri" officeooo:rsid="0018b2b9" officeooo:paragraph-rsid="0018b2b9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alibri" officeooo:rsid="00200735" officeooo:paragraph-rsid="0020073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Calibri" officeooo:rsid="002697ac" officeooo:paragraph-rsid="002697ac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alibri" officeooo:rsid="002e0b24" officeooo:paragraph-rsid="002e0b24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alibri" officeooo:rsid="002fe607" officeooo:paragraph-rsid="002fe607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Calibri" officeooo:rsid="0033e905" officeooo:paragraph-rsid="0033e905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Calibri" officeooo:rsid="0034a178" officeooo:paragraph-rsid="0034a178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Calibri" officeooo:rsid="0035f288" officeooo:paragraph-rsid="0035f288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Calibri" officeooo:paragraph-rsid="0006c546"/>
    </style:style>
    <style:style style:name="P23" style:family="paragraph" style:parent-style-name="Standard">
      <style:text-properties style:font-name="Calibri" fo:font-weight="bold" officeooo:rsid="0013c9fb" officeooo:paragraph-rsid="0013c9fb" style:font-weight-asian="bold" style:font-weight-complex="bold"/>
    </style:style>
    <style:style style:name="P24" style:family="paragraph" style:parent-style-name="Standard">
      <style:text-properties style:font-name="Calibri" fo:font-weight="bold" officeooo:paragraph-rsid="0006c546" style:font-weight-asian="bold" style:font-weight-complex="bold"/>
    </style:style>
    <style:style style:name="P25" style:family="paragraph" style:parent-style-name="Standard">
      <style:text-properties style:font-name="Calibri" officeooo:paragraph-rsid="0006c546"/>
    </style:style>
    <style:style style:name="P26" style:family="paragraph" style:parent-style-name="Standard">
      <style:text-properties style:font-name="Calibri" officeooo:paragraph-rsid="003876e0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Calibri" fo:font-size="10pt" fo:font-weight="bold" officeooo:paragraph-rsid="0006c54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alibri" fo:font-size="10pt" fo:font-weight="bold" officeooo:paragraph-rsid="003876e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06c546" style:font-size-asian="10pt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18b2b9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3876e0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424b36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4f6238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5e7098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0f9dd7" officeooo:paragraph-rsid="000f9dd7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99bfa" officeooo:paragraph-rsid="00299bfa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1026ff" officeooo:paragraph-rsid="001026ff" style:font-size-asian="10pt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1663c6" officeooo:paragraph-rsid="001663c6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1663c6" officeooo:paragraph-rsid="00147b44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1663c6" officeooo:paragraph-rsid="0006c546" style:font-size-asian="10pt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177e25" officeooo:paragraph-rsid="00177e25" style:font-size-asian="10pt" style:font-size-complex="10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697ac" officeooo:paragraph-rsid="002697ac" style:font-size-asian="10pt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697ac" officeooo:paragraph-rsid="003876e0" style:font-size-asian="10pt" style:font-size-complex="10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697ac" officeooo:paragraph-rsid="003e751e" style:font-size-asian="10pt" style:font-size-complex="10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697ac" officeooo:paragraph-rsid="0040b5da" style:font-size-asian="10pt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697ac" officeooo:paragraph-rsid="0040cde4" style:font-size-asian="10pt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697ac" officeooo:paragraph-rsid="004119bc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697ac" officeooo:paragraph-rsid="0043ddb2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e0b24" officeooo:paragraph-rsid="002e0b24" style:font-size-asian="10pt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34a178" officeooo:paragraph-rsid="0034a178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33e905" officeooo:paragraph-rsid="0033e905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fe607" officeooo:paragraph-rsid="003c9544" style:font-size-asian="10pt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2fe607" officeooo:paragraph-rsid="0040cde4" style:font-size-asian="10pt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3d1641" officeooo:paragraph-rsid="003d1641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3d1641" officeooo:paragraph-rsid="0040cde4" style:font-size-asian="10pt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43ddb2" officeooo:paragraph-rsid="0043ddb2" style:font-size-asian="10pt" style:font-size-complex="10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43ddb2" officeooo:paragraph-rsid="00491f94" style:font-size-asian="10pt" style:font-size-complex="10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452ba8" officeooo:paragraph-rsid="00452ba8" style:font-size-asian="10pt" style:font-size-complex="10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452ba8" officeooo:paragraph-rsid="004f6238" style:font-size-asian="10pt" style:font-size-complex="10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491f94" officeooo:paragraph-rsid="00491f94" style:font-size-asian="10pt" style:font-size-complex="10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494fec" officeooo:paragraph-rsid="00494fec" style:font-size-asian="10pt" style:font-size-complex="10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5847ee" officeooo:paragraph-rsid="005847ee" style:font-size-asian="10pt" style:font-size-complex="10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5847ee" officeooo:paragraph-rsid="005b7ac1" style:font-size-asian="10pt" style:font-size-complex="10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5a233d" officeooo:paragraph-rsid="005a233d" style:font-size-asian="10pt" style:font-size-complex="10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5a233d" officeooo:paragraph-rsid="005e7098" style:font-size-asian="10pt" style:font-size-complex="10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5b7ac1" officeooo:paragraph-rsid="005b7ac1" style:font-size-asian="10pt" style:font-size-complex="10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rsid="005cddc5" officeooo:paragraph-rsid="005cddc5" style:font-size-asian="10pt" style:font-size-complex="10pt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3876e0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40b5da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491f94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Calibri" officeooo:rsid="002fe607" officeooo:paragraph-rsid="003c9544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Calibri" officeooo:rsid="002fe607" officeooo:paragraph-rsid="0040cde4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Calibri" officeooo:rsid="004074ff" officeooo:paragraph-rsid="004074ff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Calibri" officeooo:rsid="00408c61" officeooo:paragraph-rsid="00408c61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Calibri" officeooo:rsid="00408c61" officeooo:paragraph-rsid="0040b5da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Calibri" officeooo:rsid="005b7ac1" officeooo:paragraph-rsid="005b7ac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6c546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7b44" style:font-weight-asian="bold" style:font-weight-complex="bold"/>
    </style:style>
    <style:style style:name="T5" style:family="text">
      <style:text-properties fo:font-weight="bold" officeooo:rsid="001663c6" style:font-weight-asian="bold" style:font-weight-complex="bold"/>
    </style:style>
    <style:style style:name="T6" style:family="text">
      <style:text-properties fo:font-weight="bold" officeooo:rsid="00197bea" style:font-weight-asian="bold" style:font-weight-complex="bold"/>
    </style:style>
    <style:style style:name="T7" style:family="text">
      <style:text-properties fo:font-weight="bold" officeooo:rsid="002697ac" style:font-weight-asian="bold" style:font-weight-complex="bold"/>
    </style:style>
    <style:style style:name="T8" style:family="text">
      <style:text-properties fo:font-weight="bold" officeooo:rsid="0027976c" style:font-weight-asian="bold" style:font-weight-complex="bold"/>
    </style:style>
    <style:style style:name="T9" style:family="text">
      <style:text-properties fo:font-weight="bold" officeooo:rsid="0038cf02" style:font-weight-asian="bold" style:font-weight-complex="bold"/>
    </style:style>
    <style:style style:name="T10" style:family="text">
      <style:text-properties fo:font-weight="bold" officeooo:rsid="0052cd8e" style:font-weight-asian="bold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988cd" style:font-size-asian="10pt" style:font-size-complex="10pt"/>
    </style:style>
    <style:style style:name="T13" style:family="text">
      <style:text-properties fo:font-size="10pt" officeooo:rsid="000afcb4" style:font-size-asian="10pt" style:font-size-complex="10pt"/>
    </style:style>
    <style:style style:name="T14" style:family="text">
      <style:text-properties fo:font-size="10pt" officeooo:rsid="000c085b" style:font-size-asian="10pt" style:font-size-complex="10pt"/>
    </style:style>
    <style:style style:name="T15" style:family="text">
      <style:text-properties fo:font-size="10pt" officeooo:rsid="000dc478" style:font-size-asian="10pt" style:font-size-complex="10pt"/>
    </style:style>
    <style:style style:name="T16" style:family="text">
      <style:text-properties fo:font-size="10pt" officeooo:rsid="000f9dd7" style:font-size-asian="10pt" style:font-size-complex="10pt"/>
    </style:style>
    <style:style style:name="T17" style:family="text">
      <style:text-properties fo:font-size="10pt" officeooo:rsid="001026ff" style:font-size-asian="10pt" style:font-size-complex="10pt"/>
    </style:style>
    <style:style style:name="T18" style:family="text">
      <style:text-properties fo:font-size="10pt" officeooo:rsid="00118233" style:font-size-asian="10pt" style:font-size-complex="10pt"/>
    </style:style>
    <style:style style:name="T19" style:family="text">
      <style:text-properties fo:font-size="10pt" officeooo:rsid="0012b565" style:font-size-asian="10pt" style:font-size-complex="10pt"/>
    </style:style>
    <style:style style:name="T20" style:family="text">
      <style:text-properties fo:font-size="10pt" officeooo:rsid="00147b44" style:font-size-asian="10pt" style:font-size-complex="10pt"/>
    </style:style>
    <style:style style:name="T21" style:family="text">
      <style:text-properties fo:font-size="10pt" officeooo:rsid="001663c6" style:font-size-asian="10pt" style:font-size-complex="10pt"/>
    </style:style>
    <style:style style:name="T22" style:family="text">
      <style:text-properties fo:font-size="10pt" officeooo:rsid="00177e25" style:font-size-asian="10pt" style:font-size-complex="10pt"/>
    </style:style>
    <style:style style:name="T23" style:family="text">
      <style:text-properties fo:font-size="10pt" officeooo:rsid="0018b2b9" style:font-size-asian="10pt" style:font-size-complex="10pt"/>
    </style:style>
    <style:style style:name="T24" style:family="text">
      <style:text-properties fo:font-size="10pt" officeooo:rsid="001b08a6" style:font-size-asian="10pt" style:font-size-complex="10pt"/>
    </style:style>
    <style:style style:name="T25" style:family="text">
      <style:text-properties fo:font-size="10pt" officeooo:rsid="001bff43" style:font-size-asian="10pt" style:font-size-complex="10pt"/>
    </style:style>
    <style:style style:name="T26" style:family="text">
      <style:text-properties fo:font-size="10pt" officeooo:rsid="001c260c" style:font-size-asian="10pt" style:font-size-complex="10pt"/>
    </style:style>
    <style:style style:name="T27" style:family="text">
      <style:text-properties fo:font-size="10pt" officeooo:rsid="001d7219" style:font-size-asian="10pt" style:font-size-complex="10pt"/>
    </style:style>
    <style:style style:name="T28" style:family="text">
      <style:text-properties fo:font-size="10pt" officeooo:rsid="001f627b" style:font-size-asian="10pt" style:font-size-complex="10pt"/>
    </style:style>
    <style:style style:name="T29" style:family="text">
      <style:text-properties fo:font-size="10pt" officeooo:rsid="00215e1b" style:font-size-asian="10pt" style:font-size-complex="10pt"/>
    </style:style>
    <style:style style:name="T30" style:family="text">
      <style:text-properties fo:font-size="10pt" officeooo:rsid="0022c155" style:font-size-asian="10pt" style:font-size-complex="10pt"/>
    </style:style>
    <style:style style:name="T31" style:family="text">
      <style:text-properties fo:font-size="10pt" officeooo:rsid="0023ae6d" style:font-size-asian="10pt" style:font-size-complex="10pt"/>
    </style:style>
    <style:style style:name="T32" style:family="text">
      <style:text-properties fo:font-size="10pt" officeooo:rsid="00244b20" style:font-size-asian="10pt" style:font-size-complex="10pt"/>
    </style:style>
    <style:style style:name="T33" style:family="text">
      <style:text-properties fo:font-size="10pt" officeooo:rsid="00252855" style:font-size-asian="10pt" style:font-size-complex="10pt"/>
    </style:style>
    <style:style style:name="T34" style:family="text">
      <style:text-properties fo:font-size="10pt" officeooo:rsid="002697ac" style:font-size-asian="10pt" style:font-size-complex="10pt"/>
    </style:style>
    <style:style style:name="T35" style:family="text">
      <style:text-properties fo:font-size="10pt" officeooo:rsid="00285dcc" style:font-size-asian="10pt" style:font-size-complex="10pt"/>
    </style:style>
    <style:style style:name="T36" style:family="text">
      <style:text-properties fo:font-size="10pt" officeooo:rsid="00287f2f" style:font-size-asian="10pt" style:font-size-complex="10pt"/>
    </style:style>
    <style:style style:name="T37" style:family="text">
      <style:text-properties fo:font-size="10pt" officeooo:rsid="002b14f7" style:font-size-asian="10pt" style:font-size-complex="10pt"/>
    </style:style>
    <style:style style:name="T38" style:family="text">
      <style:text-properties fo:font-size="10pt" officeooo:rsid="002cdc84" style:font-size-asian="10pt" style:font-size-complex="10pt"/>
    </style:style>
    <style:style style:name="T39" style:family="text">
      <style:text-properties fo:font-size="10pt" officeooo:rsid="002e0b24" style:font-size-asian="10pt" style:font-size-complex="10pt"/>
    </style:style>
    <style:style style:name="T40" style:family="text">
      <style:text-properties fo:font-size="10pt" officeooo:rsid="002fc7cd" style:font-size-asian="10pt" style:font-size-complex="10pt"/>
    </style:style>
    <style:style style:name="T41" style:family="text">
      <style:text-properties fo:font-size="10pt" officeooo:rsid="0033cf21" style:font-size-asian="10pt" style:font-size-complex="10pt"/>
    </style:style>
    <style:style style:name="T42" style:family="text">
      <style:text-properties fo:font-size="10pt" officeooo:rsid="0035f288" style:font-size-asian="10pt" style:font-size-complex="10pt"/>
    </style:style>
    <style:style style:name="T43" style:family="text">
      <style:text-properties fo:font-size="10pt" officeooo:rsid="0036a1e3" style:font-size-asian="10pt" style:font-size-complex="10pt"/>
    </style:style>
    <style:style style:name="T44" style:family="text">
      <style:text-properties fo:font-size="10pt" officeooo:rsid="0038318d" style:font-size-asian="10pt" style:font-size-complex="10pt"/>
    </style:style>
    <style:style style:name="T45" style:family="text">
      <style:text-properties fo:font-size="10pt" officeooo:rsid="003a1936" style:font-size-asian="10pt" style:font-size-complex="10pt"/>
    </style:style>
    <style:style style:name="T46" style:family="text">
      <style:text-properties fo:font-size="10pt" officeooo:rsid="00408c61" style:font-size-asian="10pt" style:font-size-complex="10pt"/>
    </style:style>
    <style:style style:name="T47" style:family="text">
      <style:text-properties fo:font-size="10pt" officeooo:rsid="0043ddb2" style:font-size-asian="10pt" style:font-size-complex="10pt"/>
    </style:style>
    <style:style style:name="T48" style:family="text">
      <style:text-properties fo:font-size="10pt" officeooo:rsid="00491f94" style:font-size-asian="10pt" style:font-size-complex="10pt"/>
    </style:style>
    <style:style style:name="T49" style:family="text">
      <style:text-properties fo:font-size="10pt" officeooo:rsid="004e1168" style:font-size-asian="10pt" style:font-size-complex="10pt"/>
    </style:style>
    <style:style style:name="T50" style:family="text">
      <style:text-properties fo:font-size="10pt" officeooo:rsid="0054b42c" style:font-size-asian="10pt" style:font-size-complex="10pt"/>
    </style:style>
    <style:style style:name="T51" style:family="text">
      <style:text-properties fo:font-size="10pt" officeooo:rsid="005847ee" style:font-size-asian="10pt" style:font-size-complex="10pt"/>
    </style:style>
    <style:style style:name="T52" style:family="text">
      <style:text-properties officeooo:rsid="003876e0"/>
    </style:style>
    <style:style style:name="T53" style:family="text">
      <style:text-properties officeooo:rsid="0033cf21"/>
    </style:style>
    <style:style style:name="T54" style:family="text">
      <style:text-properties officeooo:rsid="003e751e"/>
    </style:style>
    <style:style style:name="T55" style:family="text">
      <style:text-properties officeooo:rsid="00408c61"/>
    </style:style>
    <style:style style:name="T56" style:family="text">
      <style:text-properties officeooo:rsid="0040cde4"/>
    </style:style>
    <style:style style:name="T57" style:family="text">
      <style:text-properties officeooo:rsid="00215e1b"/>
    </style:style>
    <style:style style:name="T58" style:family="text">
      <style:text-properties fo:font-style="italic" officeooo:rsid="004a5462" style:font-style-asian="italic" style:font-style-complex="italic"/>
    </style:style>
    <style:style style:name="T59" style:family="text">
      <style:text-properties fo:font-style="normal" officeooo:rsid="004a5462" style:font-style-asian="normal" style:font-style-complex="normal"/>
    </style:style>
    <style:style style:name="T60" style:family="text">
      <style:text-properties officeooo:rsid="004c4fd2"/>
    </style:style>
    <style:style style:name="T61" style:family="text">
      <style:text-properties officeooo:rsid="004f6238"/>
    </style:style>
    <style:style style:name="T62" style:family="text">
      <style:text-properties officeooo:rsid="0055036d"/>
    </style:style>
    <style:style style:name="T63" style:family="text">
      <style:text-properties officeooo:rsid="00565ac6"/>
    </style:style>
    <style:style style:name="T64" style:family="text">
      <style:text-properties officeooo:rsid="005e70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Booking system</text:span><text:span text:style-name="T1"> </text:span><text:span text:style-name="T2">t</text:span><text:span text:style-name="T1">est </text:span><text:span text:style-name="T2">c</text:span><text:span text:style-name="T1">ases</text:span></text:p>
      <text:p text:style-name="P23">Date picker testing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27">Test Case ID: 1</text:p>
          </table:table-cell>
          <table:table-cell table:style-name="Table1.A1" office:value-type="string">
            <text:p text:style-name="P27">Steps to reproduce</text:p>
          </table:table-cell>
          <table:table-cell table:style-name="Table1.A1" office:value-type="string">
            <text:p text:style-name="P27">Test Data Input</text:p>
          </table:table-cell>
          <table:table-cell table:style-name="Table1.A1" office:value-type="string">
            <text:p text:style-name="P27">Expected Outcome</text:p>
          </table:table-cell>
          <table:table-cell table:style-name="Table1.A1" office:value-type="string">
            <text:p text:style-name="P27">Actual Outcome</text:p>
          </table:table-cell>
        </table:table-row>
        <table:table-row table:style-name="Table1.1">
          <table:table-cell table:style-name="Table1.A2" office:value-type="string">
            <text:p text:style-name="P7"><text:span text:style-name="T11">1.1) </text:span><text:span text:style-name="T28">Booking date</text:span><text:span text:style-name="T15"> is</text:span><text:span text:style-name="T28"> </text:span><text:span text:style-name="T15"><text:s/></text:span><text:span text:style-name="T27">automatically </text:span><text:span text:style-name="T28">initialised</text:span><text:span text:style-name="T15"> to today’s date.</text:span></text:p>
          </table:table-cell>
          <table:table-cell table:style-name="Table1.B2" office:value-type="string">
            <text:p text:style-name="P29">1) Refresh/Run website</text:p>
            <text:p text:style-name="P3"><text:span text:style-name="T11">2) Click on “</text:span><text:span text:style-name="T14">Book boat” in the navigation bar</text:span></text:p>
            <text:p text:style-name="P15"><text:span text:style-name="T14">3</text:span><text:span text:style-name="T11">) Observe booking date</text:span></text:p>
          </table:table-cell>
          <table:table-cell table:style-name="Table1.C2" office:value-type="string">
            <text:p text:style-name="P3"><text:span text:style-name="T11">N</text:span><text:span text:style-name="T29">ot applicable</text:span></text:p>
          </table:table-cell>
          <table:table-cell table:style-name="Table1.D2" office:value-type="string">
            <text:p text:style-name="P11"><text:span text:style-name="T11">The </text:span><text:span text:style-name="T29">booking date picker</text:span><text:span text:style-name="T11"> is </text:span><text:span text:style-name="T29">already</text:span><text:span text:style-name="T11"> showing today’s date.</text:span></text:p>
          </table:table-cell>
          <table:table-cell table:style-name="Table1.E2" office:value-type="string">
            <text:p text:style-name="P29">Expected outcome.</text:p>
          </table:table-cell>
        </table:table-row>
        <table:table-row table:style-name="Table1.1">
          <table:table-cell table:style-name="Table1.A3" office:value-type="string">
            <text:p text:style-name="P3"><text:span text:style-name="T11">1.2) </text:span><text:span text:style-name="T16">User try to change date, </text:span><text:span text:style-name="T36">one day before today’s date</text:span><text:span text:style-name="T19">.</text:span></text:p>
          </table:table-cell>
          <table:table-cell table:style-name="Table1.B3" office:value-type="string">
            <text:p text:style-name="P3"><text:span text:style-name="T11">1) </text:span><text:span text:style-name="T16">Pick</text:span><text:span text:style-name="T11"> </text:span><text:span text:style-name="T16">the date</text:span><text:span text:style-name="T11"> </text:span><text:span text:style-name="T16">from the date picker.</text:span></text:p>
            <text:p text:style-name="P3"><text:span text:style-name="T11">2) Click </text:span><text:span text:style-name="T16">on that date </text:span></text:p>
          </table:table-cell>
          <table:table-cell table:style-name="Table1.C3" office:value-type="string">
            <text:p text:style-name="P35">Date: 1/05/2020</text:p>
          </table:table-cell>
          <table:table-cell table:style-name="Table1.D3" office:value-type="string">
            <text:p text:style-name="P11"><text:span text:style-name="T11">The user cannot </text:span><text:span text:style-name="T17">click on that</text:span><text:span text:style-name="T11"> date because it is disabled. They can only enter a date from today’s date up to 4 days after. </text:span></text:p>
          </table:table-cell>
          <table:table-cell table:style-name="Table1.E3" office:value-type="string">
            <text:p text:style-name="P36">Expected outcome.</text:p>
          </table:table-cell>
        </table:table-row>
        <table:table-row table:style-name="Table1.1">
          <table:table-cell table:style-name="Table1.A4" office:value-type="string">
            <text:p text:style-name="P9"><text:span text:style-name="T11">1.</text:span><text:span text:style-name="T35">3</text:span><text:span text:style-name="T11">) </text:span><text:span text:style-name="T16">User try to change date, </text:span><text:span text:style-name="T36">6 days</text:span><text:span text:style-name="T19"> after t</text:span><text:span text:style-name="T36">oday’s date</text:span><text:span text:style-name="T19">.</text:span></text:p>
          </table:table-cell>
          <table:table-cell table:style-name="Table1.B4" office:value-type="string">
            <text:p text:style-name="P10"><text:span text:style-name="T11">1) </text:span><text:span text:style-name="T16">Pick</text:span><text:span text:style-name="T11"> </text:span><text:span text:style-name="T16">the date</text:span><text:span text:style-name="T11"> </text:span><text:span text:style-name="T16">from the date picker.</text:span></text:p>
            <text:p text:style-name="P10"><text:span text:style-name="T11">2) Click </text:span><text:span text:style-name="T16">on that date </text:span></text:p>
          </table:table-cell>
          <table:table-cell table:style-name="Table1.C4" office:value-type="string">
            <text:p text:style-name="P12"><text:span text:style-name="T11">Date: </text:span><text:span text:style-name="T36">8</text:span><text:span text:style-name="T11">/05/2020</text:span></text:p>
          </table:table-cell>
          <table:table-cell table:style-name="Table1.D4" office:value-type="string">
            <text:p text:style-name="P11"><text:span text:style-name="T11">The user cannot </text:span><text:span text:style-name="T17">click on that</text:span><text:span text:style-name="T11"> date because it is disabled. They can only enter a date from today’s date up to 4 days after. </text:span></text:p>
          </table:table-cell>
          <table:table-cell table:style-name="Table1.E4" office:value-type="string">
            <text:p text:style-name="P36">Expected outcome.</text:p>
          </table:table-cell>
        </table:table-row>
        <table:table-row table:style-name="Table1.1">
          <table:table-cell table:style-name="Table1.A5" office:value-type="string">
            <text:p text:style-name="P3"><text:span text:style-name="T11">1.</text:span><text:span text:style-name="T35">4</text:span><text:span text:style-name="T11">) </text:span><text:span text:style-name="T16">User enters a valid date.</text:span></text:p>
          </table:table-cell>
          <table:table-cell table:style-name="Table1.B5" office:value-type="string">
            <text:p text:style-name="P3"><text:span text:style-name="T11">1) </text:span><text:span text:style-name="T16">Pick the date from date picker.</text:span></text:p>
            <text:p text:style-name="P29"/>
          </table:table-cell>
          <table:table-cell table:style-name="Table1.C5" office:value-type="string">
            <text:p text:style-name="P37">Date: 04/05/2020</text:p>
          </table:table-cell>
          <table:table-cell table:style-name="Table1.D5" office:value-type="string">
            <text:p text:style-name="P3"><text:span text:style-name="T11">The </text:span><text:span text:style-name="T18">Date picker will display the new selected date.</text:span></text:p>
          </table:table-cell>
          <table:table-cell table:style-name="Table1.E5" office:value-type="string">
            <text:p text:style-name="P29">Expected outcome.</text:p>
          </table:table-cell>
        </table:table-row>
      </table:table>
      <text:p text:style-name="P2"/>
      <text:p text:style-name="P1"><text:span text:style-name="T5">D</text:span><text:span text:style-name="T4">isplay seats</text:span><text:span text:style-name="T3"> </text:span><text:span text:style-name="T4">t</text:span><text:span text:style-name="T3">esting</text:span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27">Test Case ID: 2</text:p>
          </table:table-cell>
          <table:table-cell table:style-name="Table2.A1" office:value-type="string">
            <text:p text:style-name="P27">Steps to reproduce</text:p>
          </table:table-cell>
          <table:table-cell table:style-name="Table2.A1" office:value-type="string">
            <text:p text:style-name="P27">Test Data Input</text:p>
          </table:table-cell>
          <table:table-cell table:style-name="Table2.A1" office:value-type="string">
            <text:p text:style-name="P27">Expected Outcome</text:p>
          </table:table-cell>
          <table:table-cell table:style-name="Table2.A1" office:value-type="string">
            <text:p text:style-name="P27">Actual Outcome</text:p>
          </table:table-cell>
        </table:table-row>
        <table:table-row table:style-name="Table2.1">
          <table:table-cell table:style-name="Table2.A2" office:value-type="string">
            <text:p text:style-name="P4"><text:span text:style-name="T11">2.1) </text:span><text:span text:style-name="T20">Display seats for booking when boat buttons clicked.</text:span></text:p>
          </table:table-cell>
          <table:table-cell table:style-name="Table2.B2" office:value-type="string">
            <text:p text:style-name="P3"><text:span text:style-name="T11">1) </text:span><text:span text:style-name="T20">Click </text:span><text:span text:style-name="T30">on the Tere </text:span><text:span text:style-name="T20">boat button</text:span></text:p>
            <text:p text:style-name="P29"><text:s/></text:p>
          </table:table-cell>
          <table:table-cell table:style-name="Table2.C2" office:value-type="string">
            <text:p text:style-name="P8"><text:span text:style-name="T11">N</text:span><text:span text:style-name="T29">ot applicable</text:span></text:p>
          </table:table-cell>
          <table:table-cell table:style-name="Table2.D2" office:value-type="string">
            <text:p text:style-name="P38">A layout of seats will appear.</text:p>
          </table:table-cell>
          <table:table-cell table:style-name="Table2.E2" office:value-type="string">
            <text:p text:style-name="P29">Expected outcome.</text:p>
          </table:table-cell>
        </table:table-row>
        <table:table-row table:style-name="Table2.1">
          <table:table-cell table:style-name="Table2.A3" office:value-type="string">
            <text:p text:style-name="P5"><text:span text:style-name="T11">2.2) </text:span><text:span text:style-name="T21">User click</text:span><text:span text:style-name="T31">s</text:span><text:span text:style-name="T21"> on a green seat.</text:span></text:p>
            <text:p text:style-name="P39"/>
            <text:p text:style-name="P39"/>
          </table:table-cell>
          <table:table-cell table:style-name="Table2.B3" office:value-type="string">
            <text:p text:style-name="P3"><text:span text:style-name="T11">1) </text:span><text:span text:style-name="T21">Click on green seat.</text:span></text:p>
            <text:p text:style-name="P40"/>
            <text:p text:style-name="P40"/>
          </table:table-cell>
          <table:table-cell table:style-name="Table2.C3" office:value-type="string">
            <text:p text:style-name="P8"><text:span text:style-name="T11">N</text:span><text:span text:style-name="T29">ot applicable</text:span></text:p>
          </table:table-cell>
          <table:table-cell table:style-name="Table2.D3" office:value-type="string">
            <text:p text:style-name="P3"><text:span text:style-name="T11">T</text:span><text:span text:style-name="T21">he seat colour will change to blue with yellow background, and tooltip will change to selected.</text:span></text:p>
          </table:table-cell>
          <table:table-cell table:style-name="Table2.E3" office:value-type="string">
            <text:p text:style-name="P29">Expected outcome.</text:p>
          </table:table-cell>
        </table:table-row>
        <table:table-row table:style-name="Table2.1">
          <table:table-cell table:style-name="Table2.A4" office:value-type="string">
            <text:p text:style-name="P3"><text:span text:style-name="T11">2.3) </text:span><text:span text:style-name="T22">User hover over a</text:span><text:span text:style-name="T31">n available</text:span><text:span text:style-name="T22"> seat.</text:span></text:p>
          </table:table-cell>
          <table:table-cell table:style-name="Table2.B4" office:value-type="string">
            <text:p text:style-name="P3"><text:span text:style-name="T11">1) </text:span><text:span text:style-name="T22">Hover over </text:span><text:span text:style-name="T31"><text:s/>one of the green</text:span><text:span text:style-name="T22"> seat</text:span><text:span text:style-name="T31">s</text:span><text:span text:style-name="T22">.</text:span></text:p>
          </table:table-cell>
          <table:table-cell table:style-name="Table2.C4" office:value-type="string">
            <text:p text:style-name="P8"><text:span text:style-name="T11">N</text:span><text:span text:style-name="T29">ot applicable</text:span></text:p>
          </table:table-cell>
          <table:table-cell table:style-name="Table2.D4" office:value-type="string">
            <text:p text:style-name="P41">A tooltip will appear with the seat number, status and price.</text:p>
          </table:table-cell>
          <table:table-cell table:style-name="Table2.E4" office:value-type="string">
            <text:p text:style-name="P29">Expected outcome.</text:p>
          </table:table-cell>
        </table:table-row>
        <table:table-row table:style-name="Table2.1">
          <table:table-cell table:style-name="Table2.A5" office:value-type="string">
            <text:p text:style-name="P14"><text:span text:style-name="T11">2.</text:span><text:span text:style-name="T37">4</text:span><text:span text:style-name="T11">) </text:span><text:span text:style-name="T22">User </text:span><text:span text:style-name="T32">hover over a booked</text:span><text:span text:style-name="T11"> seat</text:span><text:span text:style-name="T22">.</text:span></text:p>
          </table:table-cell>
          <table:table-cell table:style-name="Table2.B5" office:value-type="string">
            <text:p text:style-name="P14"><text:span text:style-name="T11">1) </text:span><text:span text:style-name="T33">Hover over one of the </text:span><text:span text:style-name="T11">red</text:span><text:span text:style-name="T21"> seat</text:span><text:span text:style-name="T33">s</text:span><text:span text:style-name="T21">.</text:span></text:p>
          </table:table-cell>
          <table:table-cell table:style-name="Table2.C5" office:value-type="string">
            <text:p text:style-name="P8"><text:span text:style-name="T11">N</text:span><text:span text:style-name="T29">ot applicable</text:span></text:p>
          </table:table-cell>
          <table:table-cell table:style-name="Table2.D5" office:value-type="string">
            <text:p text:style-name="P13"><text:span text:style-name="T11">A tooltip will appear </text:span><text:span text:style-name="T23">with the message “seat unavailable”.</text:span></text:p>
          </table:table-cell>
          <table:table-cell table:style-name="Table2.E5" office:value-type="string">
            <text:p text:style-name="P30">Expected outcome.</text:p>
          </table:table-cell>
        </table:table-row>
      </table:table>
      <text:p text:style-name="P24"/>
      <text:p text:style-name="P1"><text:span text:style-name="T6">Subtotal and total</text:span><text:span text:style-name="T3"> </text:span><text:span text:style-name="T6">t</text:span><text:span text:style-name="T3">esting</text:span></text:p>
      <table:table table:name="Table3" table:style-name="Table3">
        <table:table-column table:style-name="Table3.A" table:number-columns-repeated="4"/>
        <table:table-column table:style-name="Table3.E"/>
        <table:table-row table:style-name="Table3.1">
          <table:table-cell table:style-name="Table3.A1" office:value-type="string">
            <text:p text:style-name="P27">Test Case ID: 3</text:p>
          </table:table-cell>
          <table:table-cell table:style-name="Table3.A1" office:value-type="string">
            <text:p text:style-name="P27">Steps to reproduce</text:p>
          </table:table-cell>
          <table:table-cell table:style-name="Table3.A1" office:value-type="string">
            <text:p text:style-name="P27">Test Data Input</text:p>
          </table:table-cell>
          <table:table-cell table:style-name="Table3.A1" office:value-type="string">
            <text:p text:style-name="P27">Expected Outcome</text:p>
          </table:table-cell>
          <table:table-cell table:style-name="Table3.A1" office:value-type="string">
            <text:p text:style-name="P27">Actual Outcome</text:p>
          </table:table-cell>
        </table:table-row>
        <table:table-row table:style-name="Table3.1">
          <table:table-cell table:style-name="Table3.A2" office:value-type="string">
            <text:p text:style-name="P4"><text:span text:style-name="T11">3.1) </text:span><text:span text:style-name="T12">Subtotal for </text:span><text:span text:style-name="T25">seats</text:span><text:span text:style-name="T12"> is correct.</text:span></text:p>
          </table:table-cell>
          <table:table-cell table:style-name="Table3.B2" office:value-type="string">
            <text:p text:style-name="P3"><text:span text:style-name="T11">1)</text:span><text:span text:style-name="T34">Select number of people (eg </text:span><text:span text:style-name="T40">2</text:span><text:span text:style-name="T34">)</text:span></text:p>
            <text:p text:style-name="P42">2)Click boat button.</text:p>
            <text:p text:style-name="P16"><text:span text:style-name="T11">3) </text:span><text:span text:style-name="T38">Click an available seat.</text:span></text:p>
          </table:table-cell>
          <table:table-cell table:style-name="Table3.C2" office:value-type="string">
            <text:p text:style-name="P16"><text:span text:style-name="T29">N</text:span><text:span text:style-name="T11">umber of people: </text:span><text:span text:style-name="T39">2</text:span></text:p>
            <text:p text:style-name="P18"><text:span text:style-name="T39">B</text:span><text:span text:style-name="T11">oat: Tere</text:span></text:p>
            <text:p text:style-name="P18"><text:span text:style-name="T41">S</text:span><text:span text:style-name="T11">eats: A2 A3</text:span></text:p>
            <text:p text:style-name="P42"/>
          </table:table-cell>
          <table:table-cell table:style-name="Table3.D2" office:value-type="string">
            <text:p text:style-name="P49">Seat: A2 </text:p>
            <text:p text:style-name="P17"><text:span text:style-name="T11">Price: $30.</text:span><text:span text:style-name="T44">00</text:span></text:p>
            <text:p text:style-name="P49">Seat: A3</text:p>
            <text:p text:style-name="P17"><text:span text:style-name="T11">Price: $30.</text:span><text:span text:style-name="T44">00</text:span></text:p>
            <text:p text:style-name="P17"><text:span text:style-name="T11">Subtotal: $60.</text:span><text:span text:style-name="T44">00</text:span></text:p>
          </table:table-cell>
          <table:table-cell table:style-name="Table3.E2" office:value-type="string">
            <text:p text:style-name="P29">Expected outcome.</text:p>
          </table:table-cell>
        </table:table-row>
        <text:soft-page-break/>
        <table:table-row table:style-name="Table3.1">
          <table:table-cell table:style-name="Table3.A3" office:value-type="string">
            <text:p text:style-name="P6"><text:span text:style-name="T11">3.2) </text:span><text:span text:style-name="T12">Subtotal for </text:span><text:span text:style-name="T25">food</text:span><text:span text:style-name="T12"> is correct.</text:span></text:p>
          </table:table-cell>
          <table:table-cell table:style-name="Table3.B3" office:value-type="string">
            <text:p text:style-name="P3"><text:span text:style-name="T11">1) </text:span><text:span text:style-name="T25">Choose a quantity for the food you pick.</text:span></text:p>
          </table:table-cell>
          <table:table-cell table:style-name="Table3.C3" office:value-type="string">
            <text:p text:style-name="P20"><text:span text:style-name="T29">C</text:span><text:span text:style-name="T11">hicken sandwich Quantity: 1</text:span></text:p>
            <text:p text:style-name="P50">Clun sandwich Quantity: 1</text:p>
            <text:p text:style-name="P50">Salad Quantity: 1</text:p>
          </table:table-cell>
          <table:table-cell table:style-name="Table3.D3" office:value-type="string">
            <text:p text:style-name="P51">Item: Chicken sandwich</text:p>
            <text:p text:style-name="P51">Quantity: 1</text:p>
            <text:p text:style-name="P19"><text:span text:style-name="T11">Price: $10.</text:span><text:span text:style-name="T43">00</text:span></text:p>
            <text:p text:style-name="P51">Item: Club sandwich</text:p>
            <text:p text:style-name="P51">Quantity: 1</text:p>
            <text:p text:style-name="P51">Price: $9</text:p>
            <text:p text:style-name="P51">Item: Salad</text:p>
            <text:p text:style-name="P51">Quantity: 1</text:p>
            <text:p text:style-name="P19"><text:span text:style-name="T11">Price: $12.</text:span><text:span text:style-name="T43">00</text:span></text:p>
            <text:p text:style-name="P19"><text:span text:style-name="T11">Subtotal: $31.</text:span><text:span text:style-name="T43">00</text:span></text:p>
            <text:p text:style-name="P51"/>
          </table:table-cell>
          <table:table-cell table:style-name="Table3.E3" office:value-type="string">
            <text:p text:style-name="P29">Expected outcome.</text:p>
          </table:table-cell>
        </table:table-row>
        <table:table-row table:style-name="Table3.1">
          <table:table-cell table:style-name="Table3.A4" office:value-type="string">
            <text:p text:style-name="P3"><text:span text:style-name="T11">3.3) </text:span><text:span text:style-name="T24">Overall total is correct</text:span></text:p>
          </table:table-cell>
          <table:table-cell table:style-name="Table3.B4" office:value-type="string">
            <text:p text:style-name="P3"><text:span text:style-name="T11">1) </text:span><text:span text:style-name="T42">Repeat both (3.1 and 3.2) tests.</text:span></text:p>
          </table:table-cell>
          <table:table-cell table:style-name="Table3.C4" office:value-type="string">
            <text:p text:style-name="P8"><text:span text:style-name="T11">N</text:span><text:span text:style-name="T29">ot applicable</text:span></text:p>
          </table:table-cell>
          <table:table-cell table:style-name="Table3.D4" office:value-type="string">
            <text:p text:style-name="P21"><text:span text:style-name="T26">F</text:span><text:span text:style-name="T11">inal total: $91.00</text:span></text:p>
          </table:table-cell>
          <table:table-cell table:style-name="Table3.E4" office:value-type="string">
            <text:p text:style-name="P29">Expected outcome.</text:p>
          </table:table-cell>
        </table:table-row>
      </table:table>
      <text:p text:style-name="P2"/>
      <text:p text:style-name="P1"><text:span text:style-name="T7">Number of people</text:span><text:span text:style-name="T3"> </text:span><text:span text:style-name="T8">t</text:span><text:span text:style-name="T3">esting</text:span></text:p>
      <table:table table:name="Table4" table:style-name="Table4">
        <table:table-column table:style-name="Table4.A" table:number-columns-repeated="4"/>
        <table:table-column table:style-name="Table4.E"/>
        <table:table-row table:style-name="Table4.1">
          <table:table-cell table:style-name="Table4.A1" office:value-type="string">
            <text:p text:style-name="P27">Test Case ID: 4</text:p>
          </table:table-cell>
          <table:table-cell table:style-name="Table4.A1" office:value-type="string">
            <text:p text:style-name="P27">Steps to reproduce</text:p>
          </table:table-cell>
          <table:table-cell table:style-name="Table4.A1" office:value-type="string">
            <text:p text:style-name="P27">Test Data Input</text:p>
          </table:table-cell>
          <table:table-cell table:style-name="Table4.A1" office:value-type="string">
            <text:p text:style-name="P27">Expected Outcome</text:p>
          </table:table-cell>
          <table:table-cell table:style-name="Table4.A1" office:value-type="string">
            <text:p text:style-name="P27">Actual Outcome</text:p>
          </table:table-cell>
        </table:table-row>
        <table:table-row table:style-name="Table4.1">
          <table:table-cell table:style-name="Table4.A2" office:value-type="string">
            <text:p text:style-name="P3"><text:span text:style-name="T11">4.1) </text:span><text:span text:style-name="T13">User try to enter seats more than number of people.</text:span></text:p>
          </table:table-cell>
          <table:table-cell table:style-name="Table4.B2" office:value-type="string">
            <text:p text:style-name="P3"><text:span text:style-name="T11">1) </text:span><text:span text:style-name="T34">Select number of people (eg 2)</text:span></text:p>
            <text:p text:style-name="P42">2) Click on Tere boat button</text:p>
            <text:p text:style-name="P42">3) Click more than 2 seats.</text:p>
          </table:table-cell>
          <table:table-cell table:style-name="Table4.C2" office:value-type="string">
            <text:p text:style-name="P42">Number of people: 2</text:p>
          </table:table-cell>
          <table:table-cell table:style-name="Table4.D2" office:value-type="string">
            <text:p text:style-name="P42">An alert message will appear with the message “If you would like more seats, please add more people”.</text:p>
          </table:table-cell>
          <table:table-cell table:style-name="Table4.E2" office:value-type="string">
            <text:p text:style-name="P29">Expected outcome.</text:p>
          </table:table-cell>
        </table:table-row>
      </table:table>
      <text:p text:style-name="P1"/>
      <text:p text:style-name="P26"><text:span text:style-name="T9">Confirmation</text:span><text:span text:style-name="T3"> </text:span><text:span text:style-name="T8">t</text:span><text:span text:style-name="T3">esting</text:span></text:p>
      <table:table table:name="Table5" table:style-name="Table5">
        <table:table-column table:style-name="Table5.A" table:number-columns-repeated="4"/>
        <table:table-column table:style-name="Table5.E"/>
        <table:table-row table:style-name="Table5.1">
          <table:table-cell table:style-name="Table5.A1" office:value-type="string">
            <text:p text:style-name="P28">Test Case ID: <text:span text:style-name="T52">5</text:span></text:p>
          </table:table-cell>
          <table:table-cell table:style-name="Table5.A1" office:value-type="string">
            <text:p text:style-name="P28">Steps to reproduce</text:p>
          </table:table-cell>
          <table:table-cell table:style-name="Table5.A1" office:value-type="string">
            <text:p text:style-name="P28">Test Data Input</text:p>
          </table:table-cell>
          <table:table-cell table:style-name="Table5.A1" office:value-type="string">
            <text:p text:style-name="P28">Expected Outcome</text:p>
          </table:table-cell>
          <table:table-cell table:style-name="Table5.A1" office:value-type="string">
            <text:p text:style-name="P28">Actual Outcome</text:p>
          </table:table-cell>
        </table:table-row>
        <table:table-row table:style-name="Table5.1">
          <table:table-cell table:style-name="Table5.A2" office:value-type="string">
            <text:p text:style-name="P68"><text:span text:style-name="T45">5.</text:span><text:span text:style-name="T11">1) </text:span><text:span text:style-name="T45">Button confirm on click. </text:span></text:p>
          </table:table-cell>
          <table:table-cell table:style-name="Table5.B2" office:value-type="string">
            <text:p text:style-name="P74"><text:span text:style-name="T11">1)Select date</text:span></text:p>
            <text:p text:style-name="P74"><text:span text:style-name="T11">2)Select time.</text:span></text:p>
            <text:p text:style-name="P68"><text:span text:style-name="T46">3</text:span><text:span text:style-name="T11">) </text:span><text:span text:style-name="T34">Select number of people (eg 2)</text:span></text:p>
            <text:p text:style-name="P43"><text:span text:style-name="T55">4</text:span>) Click on Tere boat button</text:p>
            <text:p text:style-name="P43"><text:span text:style-name="T55">5</text:span>) Click seats.</text:p>
          </table:table-cell>
          <table:table-cell table:style-name="Table5.C2" office:value-type="string">
            <text:p text:style-name="P54">Date: <text:span text:style-name="T62">26/05/</text:span> 2020</text:p>
            <text:p text:style-name="P43">Number of people: <text:span text:style-name="T54">1</text:span></text:p>
            <text:p text:style-name="P54">Time: 10 am </text:p>
            <text:p text:style-name="P71"><text:span text:style-name="T39">B</text:span><text:span text:style-name="T11">oat: Tere</text:span></text:p>
            <text:p text:style-name="P52"><text:span text:style-name="T53">S</text:span>eats: <text:s/>A3</text:p>
            <text:p text:style-name="P54">Confirm button</text:p>
          </table:table-cell>
          <table:table-cell table:style-name="Table5.D2" office:value-type="string">
            <text:p text:style-name="P44">An alert message will appear with the message “Your booking is confirmed!</text:p>
            <text:p text:style-name="P44">Selected date: 26 May 2020</text:p>
            <text:p text:style-name="P44">Selected time: 10:00 am</text:p>
            <text:p text:style-name="P44">Number of people: 1</text:p>
            <text:p text:style-name="P44">Boat name: Tere</text:p>
            <text:p text:style-name="P44">Selected seats: A3 </text:p>
            <text:p text:style-name="P44">Selected menu items: </text:p>
            <text:p text:style-name="P44">No food selected!</text:p>
            <text:p text:style-name="P44">Total cost: $30.00”.</text:p>
          </table:table-cell>
          <table:table-cell table:style-name="Table5.E2" office:value-type="string">
            <text:p text:style-name="P31">Expected outcome.</text:p>
          </table:table-cell>
        </table:table-row>
        <table:table-row table:style-name="Table5.1">
          <table:table-cell table:style-name="Table5.A3" office:value-type="string">
            <text:p text:style-name="P73">5.2) <text:span text:style-name="T45">Button confirm on click. </text:span><text:s/></text:p>
          </table:table-cell>
          <table:table-cell table:style-name="Table5.B3" office:value-type="string">
            <text:p text:style-name="P75"><text:span text:style-name="T11">1)Select date</text:span></text:p>
            <text:p text:style-name="P75"><text:span text:style-name="T11">2)Select time.</text:span></text:p>
            <text:p text:style-name="P69"><text:span text:style-name="T46">3</text:span><text:span text:style-name="T11">) </text:span><text:span text:style-name="T34">Select number of people (eg 2)</text:span></text:p>
            <text:p text:style-name="P45"><text:span text:style-name="T55">4</text:span>) Click on Tere boat button</text:p>
            <text:p text:style-name="P45"><text:span text:style-name="T55">5</text:span>) Click seats.</text:p>
          </table:table-cell>
          <table:table-cell table:style-name="Table5.C3" office:value-type="string">
            <text:p text:style-name="P55">Date: <text:span text:style-name="T63">27</text:span> /<text:span text:style-name="T58">05</text:span><text:span text:style-name="T59">/</text:span>2020</text:p>
            <text:p text:style-name="P46">Number of people: <text:span text:style-name="T54">1</text:span></text:p>
            <text:p text:style-name="P55">Time: 10 am </text:p>
            <text:p text:style-name="P72"><text:span text:style-name="T39">B</text:span><text:span text:style-name="T11">oat: Tere</text:span></text:p>
            <text:p text:style-name="P53"><text:span text:style-name="T53">S</text:span>eats: <text:s/><text:span text:style-name="T56">dose not select anything</text:span></text:p>
            <text:p text:style-name="P55">Confirm button</text:p>
          </table:table-cell>
          <table:table-cell table:style-name="Table5.D3" office:value-type="string">
            <text:p text:style-name="P47">An alert message will appear with the message “You have only selected 0 seats for the 1 passenger(s). Please select the other seats”.</text:p>
          </table:table-cell>
          <table:table-cell table:style-name="Table5.E3" office:value-type="string">
            <text:p text:style-name="P32">Expected outcome.</text:p>
          </table:table-cell>
        </table:table-row>
      </table:table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oft-page-break/><text:span text:style-name="T7"><text:s/></text:span><text:span text:style-name="T9">Weather</text:span><text:span text:style-name="T3"> </text:span><text:span text:style-name="T8">t</text:span><text:span text:style-name="T3">esting</text:span></text:p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office:value-type="string">
            <text:p text:style-name="P28">Test Case ID: <text:span text:style-name="T52">6</text:span></text:p>
          </table:table-cell>
          <table:table-cell table:style-name="Table6.A1" office:value-type="string">
            <text:p text:style-name="P28">Steps to reproduce</text:p>
          </table:table-cell>
          <table:table-cell table:style-name="Table6.A1" office:value-type="string">
            <text:p text:style-name="P28">Test Data Input</text:p>
          </table:table-cell>
          <table:table-cell table:style-name="Table6.A1" office:value-type="string">
            <text:p text:style-name="P28">Expected Outcome</text:p>
          </table:table-cell>
          <table:table-cell table:style-name="Table6.A1" office:value-type="string">
            <text:p text:style-name="P28">Actual Outcome</text:p>
          </table:table-cell>
        </table:table-row>
        <table:table-row table:style-name="Table6.1">
          <table:table-cell table:style-name="Table6.A2" office:value-type="string">
            <text:p text:style-name="P68"><text:span text:style-name="T47">6</text:span><text:span text:style-name="T11">.1) </text:span><text:span text:style-name="T47">Weather condition for current day displayed.</text:span></text:p>
          </table:table-cell>
          <table:table-cell table:style-name="Table6.B2" office:value-type="string">
            <text:p text:style-name="P56">1) Open web page.</text:p>
            <text:p text:style-name="P56">2) Click on “Book Boat” button.</text:p>
          </table:table-cell>
          <table:table-cell table:style-name="Table6.C2" office:value-type="string">
            <text:p text:style-name="P48">N<text:span text:style-name="T57">ot applicable.</text:span></text:p>
          </table:table-cell>
          <table:table-cell table:style-name="Table6.D2" office:value-type="string">
            <text:p text:style-name="P58">The weather for current date will displayed on the top right hand of the booking page.</text:p>
          </table:table-cell>
          <table:table-cell table:style-name="Table6.E2" office:value-type="string">
            <text:p text:style-name="P31">Expected outcome.</text:p>
          </table:table-cell>
        </table:table-row>
        <table:table-row table:style-name="Table6.1">
          <table:table-cell table:style-name="Table6.A3" office:value-type="string">
            <text:p text:style-name="P70"><text:span text:style-name="T47">6</text:span><text:span text:style-name="T11">.</text:span><text:span text:style-name="T48">2</text:span><text:span text:style-name="T11">) </text:span><text:span text:style-name="T47">Weather condition </text:span><text:span text:style-name="T49">change with date change</text:span><text:span text:style-name="T47">.</text:span></text:p>
          </table:table-cell>
          <table:table-cell table:style-name="Table6.B3" office:value-type="string">
            <text:p text:style-name="P57">1) Open web page.</text:p>
            <text:p text:style-name="P57">2) Click on “Book Boat” button.</text:p>
            <text:p text:style-name="P60">3) Choose a new date.</text:p>
          </table:table-cell>
          <table:table-cell table:style-name="Table6.C3" office:value-type="string">
            <text:p text:style-name="P61">Date: 26/<text:span text:style-name="T60">05/</text:span>2020</text:p>
          </table:table-cell>
          <table:table-cell table:style-name="Table6.D3" office:value-type="string">
            <text:p text:style-name="P59">The weather for <text:span text:style-name="T61">the chosen</text:span> date will displayed on the top right hand of the booking page.</text:p>
          </table:table-cell>
          <table:table-cell table:style-name="Table6.E3" office:value-type="string">
            <text:p text:style-name="P33">Expected outcome.</text:p>
          </table:table-cell>
        </table:table-row>
      </table:table>
      <text:p text:style-name="P26"><text:span text:style-name="T7"/></text:p>
      <text:p text:style-name="P26"><text:span text:style-name="T10">Override weather</text:span><text:span text:style-name="T3"> </text:span><text:span text:style-name="T8">t</text:span><text:span text:style-name="T3">esting</text:span></text:p>
      <table:table table:name="Table7" table:style-name="Table7">
        <table:table-column table:style-name="Table7.A" table:number-columns-repeated="4"/>
        <table:table-column table:style-name="Table7.E"/>
        <table:table-row table:style-name="Table7.1">
          <table:table-cell table:style-name="Table7.A1" office:value-type="string">
            <text:p text:style-name="P28">Test Case ID: <text:span text:style-name="T52">7</text:span></text:p>
          </table:table-cell>
          <table:table-cell table:style-name="Table7.A1" office:value-type="string">
            <text:p text:style-name="P28">Steps to reproduce</text:p>
          </table:table-cell>
          <table:table-cell table:style-name="Table7.A1" office:value-type="string">
            <text:p text:style-name="P28">Test Data Input</text:p>
          </table:table-cell>
          <table:table-cell table:style-name="Table7.A1" office:value-type="string">
            <text:p text:style-name="P28">Expected Outcome</text:p>
          </table:table-cell>
          <table:table-cell table:style-name="Table7.A1" office:value-type="string">
            <text:p text:style-name="P28">Actual Outcome</text:p>
          </table:table-cell>
        </table:table-row>
        <table:table-row table:style-name="Table7.1">
          <table:table-cell table:style-name="Table7.A2" office:value-type="string">
            <text:p text:style-name="P68"><text:span text:style-name="T50">7</text:span><text:span text:style-name="T11">.1)</text:span><text:span text:style-name="T51">Turn of rain.</text:span></text:p>
          </table:table-cell>
          <table:table-cell table:style-name="Table7.B2" office:value-type="string">
            <text:p text:style-name="P62">1) Click “Override weather”.</text:p>
            <text:p text:style-name="P62">2) Click “Make it rain”.</text:p>
          </table:table-cell>
          <table:table-cell table:style-name="Table7.C2" office:value-type="string">
            <text:p text:style-name="P62">Weather condition.</text:p>
          </table:table-cell>
          <table:table-cell table:style-name="Table7.D2" office:value-type="string">
            <text:p text:style-name="P64">Weather icon will change, if it was raining for that day, it will change to not raining.</text:p>
          </table:table-cell>
          <table:table-cell table:style-name="Table7.E2" office:value-type="string">
            <text:p text:style-name="P31">Expected outcome.</text:p>
          </table:table-cell>
        </table:table-row>
        <table:table-row table:style-name="Table7.1">
          <table:table-cell table:style-name="Table7.A3" office:value-type="string">
            <text:p text:style-name="P76"><text:span text:style-name="T50">7</text:span><text:span text:style-name="T11">.2)</text:span><text:span text:style-name="T51">Turn of rain.</text:span></text:p>
          </table:table-cell>
          <table:table-cell table:style-name="Table7.B3" office:value-type="string">
            <text:p text:style-name="P63">1) Click “Override weather”.</text:p>
            <text:p text:style-name="P63">2) Click “Make it rain”.</text:p>
            <text:p text:style-name="P66">3)Click “Make it cold”</text:p>
          </table:table-cell>
          <table:table-cell table:style-name="Table7.C3" office:value-type="string">
            <text:p text:style-name="P67">Weather condition.</text:p>
          </table:table-cell>
          <table:table-cell table:style-name="Table7.D3" office:value-type="string">
            <text:p text:style-name="P65">Weather icon <text:span text:style-name="T64">and temperature</text:span> will change, if it was raining for that day, it will change to not raining, <text:span text:style-name="T64">and if it was cold it will change to 21 degrees</text:span>.</text:p>
          </table:table-cell>
          <table:table-cell table:style-name="Table7.E3" office:value-type="string">
            <text:p text:style-name="P34">Expected outcome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6:46:47.019637673</meta:creation-date>
    <dc:date>2020-05-26T17:46:41.367753186</dc:date>
    <meta:editing-duration>PT3H54M27S</meta:editing-duration>
    <meta:editing-cycles>76</meta:editing-cycles>
    <meta:generator>LibreOffice/6.2.7.1$Linux_X86_64 LibreOffice_project/20$Build-1</meta:generator>
    <meta:document-statistic meta:table-count="7" meta:image-count="0" meta:object-count="0" meta:page-count="3" meta:paragraph-count="191" meta:word-count="888" meta:character-count="5021" meta:non-whitespace-character-count="4305"/>
  </office:meta>
</office:document-meta>
</file>